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Endnote">
      <style:paragraph-properties fo:margin-left="0in" fo:margin-right="0in" fo:text-indent="0in" style:auto-text-indent="false"/>
    </style:style>
    <style:style style:name="P2" style:family="paragraph" style:parent-style-name="Endnote">
      <style:paragraph-properties fo:margin-left="0in" fo:margin-right="0in" fo:text-indent="0in" style:auto-text-indent="false"/>
      <style:text-properties officeooo:paragraph-rsid="0005dd02"/>
    </style:style>
    <style:style style:name="P3" style:family="paragraph" style:parent-style-name="Footnote" style:list-style-name="WWNum1">
      <style:paragraph-properties fo:margin-left="0.5in" fo:margin-right="0in" fo:text-indent="-0.25in" style:auto-text-indent="false">
        <style:tab-stops>
          <style:tab-stop style:position="0.5in"/>
        </style:tab-stops>
      </style:paragraph-properties>
    </style:style>
    <style:style style:name="P4" style:family="paragraph" style:parent-style-name="Heading_20_1" style:master-page-name="Standard">
      <style:paragraph-properties fo:margin-left="0in" fo:margin-right="0in" fo:text-indent="0in" style:auto-text-indent="false" style:page-number="auto"/>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style:font-name="Arial" style:font-name-asian="Arial1" style:font-name-complex="Arial1"/>
    </style:style>
    <style:style style:name="P7" style:family="paragraph" style:parent-style-name="Standard">
      <style:paragraph-properties fo:margin-left="0in" fo:margin-right="0in" fo:text-indent="0in" style:auto-text-indent="false"/>
      <style:text-properties officeooo:paragraph-rsid="0005dd02"/>
    </style:style>
    <style:style style:name="T1" style:family="text">
      <style:text-properties style:font-name="Arial" style:font-name-asian="Arial1" style:font-name-complex="Arial1"/>
    </style:style>
    <style:style style:name="T2" style:family="text">
      <style:text-properties fo:font-variant="normal" fo:text-transform="none" fo:letter-spacing="normal" fo:font-style="normal" fo:font-weight="normal" style:font-style-asian="normal" style:font-weight-asian="normal"/>
    </style:style>
    <style:style style:name="T3" style:family="text">
      <style:text-properties fo:font-variant="normal" fo:text-transform="none" fo:letter-spacing="normal" fo:font-style="normal" fo:font-weight="normal" style:font-name-asian="Times New Roman1" style:font-style-asian="normal" style:font-weight-asian="normal"/>
    </style:style>
    <style:style style:name="T4" style:family="text">
      <style:text-properties officeooo:rsid="0005dd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bstract Submission Template</text:p>
      <text:p text:style-name="P1">-Instructions- <text:s/>PLEASE READ</text:p>
      <text:list xml:id="list215608357" text:style-name="WWNum1">
        <text:list-item>
          <text:p text:style-name="P3">Do not alter this template.</text:p>
        </text:list-item>
        <text:list-item>
          <text:p text:style-name="P3">Avoid using MS Wordpad (Windows) or TextEdit (Mac) to edit as both are known to cause problems with the submission.</text:p>
        </text:list-item>
        <text:list-item>
          <text:p text:style-name="P3">Anything typed outside the “Replace this text with your abstract title/body” area will be ignored.</text:p>
        </text:list-item>
        <text:list-item>
          <text:p text:style-name="P3">For scientific equations, use only standard characters, Microsoft Equations Objects, or MathType.</text:p>
        </text:list-item>
        <text:list-item>
          <text:p text:style-name="P3">If you wish to embed a webpage, use the “Insert Hyperlink” function within Microsoft Word.</text:p>
        </text:list-item>
        <text:list-item>
          <text:p text:style-name="P3">Do not insert Charts or Images into the abstract. <text:s/>This will cause your abstract to be rejected after submission.</text:p>
        </text:list-item>
        <text:list-item>
          <text:p text:style-name="P3">Do not retype author lists. <text:s/>These will be automatically added; add only your abstract in between the “abstract” delimiters and your title in between the “title” delimiters.</text:p>
        </text:list-item>
        <text:list-item>
          <text:p text:style-name="P3">Do not alter the fonts or size/color of the text. <text:s/>Such changes will be ignored and replaced with the standard.</text:p>
        </text:list-item>
        <text:list-item>
          <text:p text:style-name="P3">There is a limit of 1300 characters. <text:s/>However, depending on such variables as the amount of “white space” or use of mathematical equations, some abstracts with less than 1300 characters will exceed our publication space limitations, and will be rejected. You will be able to preview your formatted abstract and check its length later in the submission process.</text:p>
        </text:list-item>
        <text:list-item>
          <text:p text:style-name="P3">When saving this document. <text:s/>Use “File -&gt; Save AS’ and save as an RTF document. <text:s/>Please note the location where you save this document as you will need it when you upload it using the browse button.</text:p>
        </text:list-item>
      </text:list>
      <text:p text:style-name="P5">-/Instructions-</text:p>
      <text:p text:style-name="P1"/>
      <text:p text:style-name="P2">-title-</text:p>
      <text:p text:style-name="P2">E<text:span text:style-name="T4">TG</text:span> Turbulence Isotropization</text:p>
      <text:p text:style-name="P1">-/title-</text:p>
      <text:p text:style-name="P1"/>
      <text:p text:style-name="P7"><text:span text:style-name="T1">-abstract-</text:span></text:p>
      <text:p text:style-name="P7">Electron temperature gradient (ETG) instabilities drive electron-scale turbulence in tokamak plasmas. This turbulence is characterized in gyrokinetic simulations by anisotropic “streamers” which persist into the saturated state and produce experimentally relevant energy transport [Holland17]. However, simple fluid models [Hasegawa78] show that nonlinear terms in drift-wave turbulence equations result in rotation and isotropic behavior in k-space. These results are demonstrated using a gyrokinetic code GENE running in the ETG regime, and a very basic 2-D pseudo-spectral Hasegawa-Mima solver initiated with streamers. We plan to provide theoretical analysis of what experimental regimes lead to streamers and substantial electron heat transport. We also provide evidence of spontaneous zonal flow generation, a result of a modulational instability involving the unstable ETG modes. Finally, we are also interested in the turbulent transport of impurities involved in experimental tokamak experiments, namely the inward pinch of cold ions in the pedestal region [Estrada05].<text:line-break/><text:span text:style-name="T2">[Hasegawa78] A. Hasegawa, K. Mima, Phys. Fluids 2187 (1978)</text:span></text:p>
      <text:p text:style-name="Standard"><text:span text:style-name="T2">[Holland17] C. Holland et al., Nucl. Fusion 57066043 (2017)</text:span></text:p>
      <text:p text:style-name="P5"><text:span text:style-name="T3">[Estrada05] C. Estrada-Mila, J. Candy, R. Waltz, Phys. Plasmas 12022305 (2005)</text:span></text:p>
      <text:p text:style-name="P5"><text:span text:style-name="T1">-/abstract-</text:span></text:p>
      <text:p text:style-name="P6"/>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style:use-window-font-color="true" style:font-name="Times New Roman" fo:font-family="'Times New Roman'" style:font-family-generic="roman" style:font-pitch="variable" fo:font-size="10pt" fo:language="en" fo:country="US" style:letter-kerning="true" style:font-name-asian="Liberation Serif1" style:font-family-asian="'Liberation Serif'" style:font-family-generic-asian="system" style:font-pitch-asian="variable" style:font-size-asian="10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en" style:country-asian="US"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text-properties style:language-asian="en" style:country-asian="US"/>
    </style:style>
    <style:style style:name="List" style:family="paragraph" style:parent-style-name="Text_20_body" style:default-outline-level="" style:class="list">
      <style:paragraph-properties fo:margin-top="0in" fo:margin-bottom="0.0972in" loext:contextual-spacing="false" fo:line-height="115%"/>
      <style:text-properties style:language-asian="en" style:country-asian="US"/>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en" style:country-asian="US" style:font-style-asian="italic" style:font-style-complex="italic"/>
    </style:style>
    <style:style style:name="Index" style:family="paragraph" style:parent-style-name="Standard" style:default-outline-level="" style:class="index">
      <style:text-properties style:language-asian="en" style:country-asian="US"/>
    </style:style>
    <style:style style:name="Heading_20_1" style:display-name="Heading 1" style:family="paragraph" style:parent-style-name="Standard" style:default-outline-level="" style:class="text">
      <style:paragraph-properties fo:margin-top="0.1665in" fo:margin-bottom="0.0417in" loext:contextual-spacing="false" fo:keep-with-next="always"/>
      <style:text-properties style:font-name="Arial" fo:font-family="Arial" style:font-family-generic="roman" style:font-pitch="variable" fo:font-size="16pt" fo:font-weight="bold" style:font-size-asian="16pt" style:language-asian="en" style:country-asian="US" style:font-weight-asian="bold"/>
    </style:style>
    <style:style style:name="Heading_20_2" style:display-name="Heading 2" style:family="paragraph" style:parent-style-name="Standard" style:default-outline-level="" style:class="text">
      <style:paragraph-properties fo:margin-top="0.0693in" fo:margin-bottom="0.0693in" loext:contextual-spacing="false" fo:keep-with-next="always"/>
      <style:text-properties style:font-name="Arial" fo:font-family="Arial" style:font-family-generic="roman" style:font-pitch="variable" fo:font-size="9pt" fo:font-weight="bold" style:font-size-asian="9pt" style:language-asian="en" style:country-asian="US" style:font-weight-asian="bold"/>
    </style:style>
    <style:style style:name="Normal_20_Table" style:display-name="Normal Table" style:family="paragraph" style:default-outline-level="">
      <style:paragraph-properties fo:text-align="start" style:justify-single-word="false" fo:orphans="2" fo:widows="2" fo:hyphenation-ladder-count="no-limit" style:vertical-align="auto" style:writing-mode="lr-tb"/>
      <style:text-properties style:use-window-font-color="true" style:font-name="Times New Roman" fo:font-family="'Times New Roman'" style:font-family-generic="roman" style:font-pitch="variable" fo:font-size="10pt" fo:language="en" fo:country="US" style:letter-kerning="true" style:font-name-asian="Liberation Serif1" style:font-family-asian="'Liberation Serif'" style:font-family-generic-asian="system" style:font-pitch-asian="variable" style:font-size-asian="10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Endnote" style:family="paragraph" style:parent-style-name="Standard" style:default-outline-level="" style:class="extra">
      <style:text-properties style:language-asian="en" style:country-asian="US"/>
    </style:style>
    <style:style style:name="Footnote" style:family="paragraph" style:parent-style-name="Standard" style:default-outline-level="" style:class="extra">
      <style:text-properties style:language-asian="en" style:country-asian="US"/>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3799in" fo:margin-bottom="1in" fo:margin-left="1in" fo:margin-right="1in" style:writing-mode="lr-tb" style:layout-grid-color="#c0c0c0" style:layout-grid-lines="24435"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bstract Submission Template</dc:title>
    <meta:initial-creator>Bradford T Comer</meta:initial-creator>
    <meta:creation-date>2005-01-12T16:40:00</meta:creation-date>
    <dc:date>2020-06-11T15:12:02.696135376</dc:date>
    <meta:print-date>2003-11-26T10:10:00</meta:print-date>
    <meta:generator>LibreOffice/6.4.4.2$Linux_X86_64 LibreOffice_project/40$Build-2</meta:generator>
    <meta:editing-duration>PT3M14S</meta:editing-duration>
    <meta:editing-cycles>1</meta:editing-cycles>
    <meta:document-statistic meta:table-count="0" meta:image-count="0" meta:object-count="0" meta:page-count="1" meta:paragraph-count="21" meta:word-count="427" meta:character-count="2812" meta:non-whitespace-character-count="2409"/>
    <meta:user-defined meta:name="Company">Dewboy</meta:user-defined>
    <meta:user-defined meta:name="Operator">Steven Mon</meta:user-defined>
  </office:meta>
</office:document-meta>
</file>